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799cm" table:align="left"/>
    </style:style>
    <style:style style:name="Table1.A" style:family="table-column">
      <style:table-column-properties style:column-width="2.993cm"/>
    </style:style>
    <style:style style:name="Table1.B" style:family="table-column">
      <style:table-column-properties style:column-width="2.612cm"/>
    </style:style>
    <style:style style:name="Table1.C" style:family="table-column">
      <style:table-column-properties style:column-width="7.19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ext_20_body">Here are 🔹 <text:span text:style-name="Strong_20_Emphasis">edge cases for </text:span><text:span text:style-name="Strong_20_Emphasis"><text:span text:style-name="Source_20_Text">_id</text:span></text:span><text:span text:style-name="Strong_20_Emphasis"> types</text:span> with ✅valid and ❌invalid notes:</text:p>
      <text:p text:style-name="Horizontal_20_Line"/>
      <text:h text:style-name="Heading_20_3" text:outline-level="3">✅ Valid <text:span text:style-name="Source_20_Text">_id</text:span> types</text:h>
      <text:p text:style-name="Preformatted_20_Text"><text:span text:style-name="Source_20_Text">{ _id: ObjectId("507f1f77bcf86cd799439011") } <text:s/>// default</text:span></text:p>
      <text:p text:style-name="Preformatted_20_Text"><text:span text:style-name="Source_20_Text">{ _id: "customStringId" } <text:s text:c="21"/>// string</text:span></text:p>
      <text:p text:style-name="Preformatted_20_Text"><text:span text:style-name="Source_20_Text">{ _id: 123 } <text:s text:c="34"/>// number</text:span></text:p>
      <text:p text:style-name="Preformatted_20_Text"><text:span text:style-name="Source_20_Text">{ _id: true } <text:s text:c="33"/>// boolean</text:span></text:p>
      <text:p text:style-name="Preformatted_20_Text"><text:span text:style-name="Source_20_Text">{ _id: new Date() } <text:s text:c="27"/>// date</text:span></text:p>
      <text:p text:style-name="Preformatted_20_Text"><text:span text:style-name="Source_20_Text">{ _id: { part: "A", batch: 12 } } <text:s text:c="13"/>// embedded doc</text:span></text:p>
      <text:p text:style-name="P1"><text:span text:style-name="Source_20_Text">{ _id: null } <text:s text:c="33"/>// valid, but not recommended</text:span></text:p>
      <text:p text:style-name="Horizontal_20_Line"/>
      <text:h text:style-name="Heading_20_3" text:outline-level="3">⚠️ Technically Valid but Risky / Confusing</text:h>
      <text:p text:style-name="Preformatted_20_Text"><text:span text:style-name="Source_20_Text">{ _id: [4] } <text:s text:c="14"/>// array → valid BSON, not ideal for querying</text:span></text:p>
      <text:p text:style-name="P1"><text:span text:style-name="Source_20_Text">{ _id: undefined } <text:s text:c="8"/>// treated like missing _id → default ObjectId is created</text:span></text:p>
      <text:p text:style-name="Horizontal_20_Line"/>
      <text:h text:style-name="Heading_20_3" text:outline-level="3">❌ Invalid</text:h>
      <text:p text:style-name="Preformatted_20_Text"><text:span text:style-name="Source_20_Text">{ _id: NaN } <text:s text:c="14"/>// throws error</text:span></text:p>
      <text:p text:style-name="Preformatted_20_Text"><text:span text:style-name="Source_20_Text">{ _id: Infinity } <text:s text:c="9"/>// throws error</text:span></text:p>
      <text:p text:style-name="P1"><text:span text:style-name="Source_20_Text">{ _id: function(){} } <text:s text:c="5"/>// functions not allowed</text:span>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Let’s cover 🔹 <text:span text:style-name="Strong_20_Emphasis">ObjectId structure</text:span> and <text:span text:style-name="Strong_20_Emphasis">custom </text:span><text:span text:style-name="Strong_20_Emphasis"><text:span text:style-name="Source_20_Text">_id</text:span></text:span><text:span text:style-name="Strong_20_Emphasis"> generation</text:span> briefly:</text:p>
      <text:p text:style-name="Horizontal_20_Line"/>
      <text:h text:style-name="Heading_20_3" text:outline-level="3">🔹 ObjectId Structure (<text:span text:style-name="Source_20_Text">12 bytes = 24 hex chars</text:span>)</text:h>
      <text:p text:style-name="P1"><text:span text:style-name="Source_20_Text">ObjectId("507f1f77bcf86cd799439011"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art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1.A1" office:value-type="string">
            <text:p text:style-name="Table_20_Contents">Timestamp</text:p>
          </table:table-cell>
          <table:table-cell table:style-name="Table1.A1" office:value-type="string">
            <text:p text:style-name="Table_20_Contents">4 bytes</text:p>
          </table:table-cell>
          <table:table-cell table:style-name="Table1.A1" office:value-type="string">
            <text:p text:style-name="Table_20_Contents">Seconds since Unix epoch</text:p>
          </table:table-cell>
        </table:table-row>
        <table:table-row>
          <table:table-cell table:style-name="Table1.A1" office:value-type="string">
            <text:p text:style-name="Table_20_Contents">Machine ID</text:p>
          </table:table-cell>
          <table:table-cell table:style-name="Table1.A1" office:value-type="string">
            <text:p text:style-name="Table_20_Contents">3 bytes</text:p>
          </table:table-cell>
          <table:table-cell table:style-name="Table1.A1" office:value-type="string">
            <text:p text:style-name="Table_20_Contents">Host identifier</text:p>
          </table:table-cell>
        </table:table-row>
        <table:table-row>
          <table:table-cell table:style-name="Table1.A1" office:value-type="string">
            <text:p text:style-name="Table_20_Contents">Process ID</text:p>
          </table:table-cell>
          <table:table-cell table:style-name="Table1.A1" office:value-type="string">
            <text:p text:style-name="Table_20_Contents">2 bytes</text:p>
          </table:table-cell>
          <table:table-cell table:style-name="Table1.A1" office:value-type="string">
            <text:p text:style-name="Table_20_Contents">PID of generating process</text:p>
          </table:table-cell>
        </table:table-row>
        <table:table-row>
          <table:table-cell table:style-name="Table1.A1" office:value-type="string">
            <text:p text:style-name="Table_20_Contents">Counter</text:p>
          </table:table-cell>
          <table:table-cell table:style-name="Table1.A1" office:value-type="string">
            <text:p text:style-name="Table_20_Contents">3 bytes</text:p>
          </table:table-cell>
          <table:table-cell table:style-name="Table1.A1" office:value-type="string">
            <text:p text:style-name="Table_20_Contents">Incrementing random counter</text:p>
          </table:table-cell>
        </table:table-row>
      </table:table>
      <text:p text:style-name="Horizontal_20_Line"/>
      <text:h text:style-name="Heading_20_3" text:outline-level="3">🔹 Generate Custom <text:span text:style-name="Source_20_Text">_id</text:span></text:h>
      <text:p text:style-name="Preformatted_20_Text"><text:span text:style-name="Source_20_Text">// String ID</text:span></text:p>
      <text:p text:style-name="Preformatted_20_Text"><text:span text:style-name="Source_20_Text">db.items.insertOne({ _id: "SKU123", name: "Product A" })</text:span></text:p>
      <text:p text:style-name="Preformatted_20_Text"/>
      <text:p text:style-name="Preformatted_20_Text"><text:span text:style-name="Source_20_Text">// UUID (Node.js example)</text:span></text:p>
      <text:p text:style-name="Preformatted_20_Text"><text:span text:style-name="Source_20_Text">const { v4: uuidv4 } = require('uuid');</text:span></text:p>
      <text:p text:style-name="Preformatted_20_Text"><text:span text:style-name="Source_20_Text">db.collection.insertOne({ _id: uuidv4(), name: "Product B" })</text:span></text:p>
      <text:p text:style-name="Preformatted_20_Text"/>
      <text:p text:style-name="Preformatted_20_Text"><text:span text:style-name="Source_20_Text">// Custom ObjectId from timestamp</text:span></text:p>
      <text:p text:style-name="P1"><text:span text:style-name="Source_20_Text">ObjectId.createFromTime(1625097600) // Date to ObjectId</text:span></text:p>
      <text:p text:style-name="Horizontal_20_Line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Text_20_body">Here’s 🔹 <text:span text:style-name="Strong_20_Emphasis">Schema Validation</text:span> using <text:span text:style-name="Source_20_Text">$jsonSchema</text:span>:</text:p>
      <text:p text:style-name="Horizontal_20_Line"/>
      <text:h text:style-name="Heading_20_3" text:outline-level="3">✅ Add Schema Validation</text:h>
      <text:p text:style-name="Preformatted_20_Text"><text:span text:style-name="Source_20_Text">db.createCollection("users", {</text:span></text:p>
      <text:p text:style-name="Preformatted_20_Text"><text:span text:style-name="Source_20_Text"><text:s text:c="2"/>validator: {</text:span></text:p>
      <text:p text:style-name="Preformatted_20_Text"><text:span text:style-name="Source_20_Text"><text:s text:c="4"/>$jsonSchema: {</text:span></text:p>
      <text:p text:style-name="Preformatted_20_Text"><text:span text:style-name="Source_20_Text"><text:s text:c="6"/>bsonType: "object",</text:span></text:p>
      <text:p text:style-name="Preformatted_20_Text"><text:span text:style-name="Source_20_Text"><text:s text:c="6"/>required: ["name", "email", "age"],</text:span></text:p>
      <text:p text:style-name="Preformatted_20_Text"><text:span text:style-name="Source_20_Text"><text:s text:c="6"/>properties: {</text:span></text:p>
      <text:p text:style-name="Preformatted_20_Text"><text:span text:style-name="Source_20_Text"><text:s text:c="8"/>name: <text:s/>{ bsonType: "string" },</text:span></text:p>
      <text:p text:style-name="Preformatted_20_Text"><text:span text:style-name="Source_20_Text"><text:s text:c="8"/>email: { bsonType: "string", pattern: "^.+@.+$" },</text:span></text:p>
      <text:p text:style-name="Preformatted_20_Text"><text:span text:style-name="Source_20_Text"><text:s text:c="8"/>age: <text:s text:c="2"/>{ bsonType: "int", minimum: 18 },</text:span></text:p>
      <text:p text:style-name="Preformatted_20_Text"><text:span text:style-name="Source_20_Text"><text:s text:c="8"/>role: <text:s/>{ enum: ["admin", "user", "guest"] 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validationLevel: "strict",</text:span></text:p>
      <text:p text:style-name="Preformatted_20_Text"><text:span text:style-name="Source_20_Text"><text:s text:c="2"/>validationAction: "error"</text:span></text:p>
      <text:p text:style-name="P1"><text:span text:style-name="Source_20_Text">})</text:span></text:p>
      <text:p text:style-name="Horizontal_20_Line"/>
      <text:h text:style-name="Heading_20_3" text:outline-level="3">🔄 Update Validation Rule</text:h>
      <text:p text:style-name="Preformatted_20_Text"><text:span text:style-name="Source_20_Text">db.runCommand({</text:span></text:p>
      <text:p text:style-name="Preformatted_20_Text"><text:span text:style-name="Source_20_Text"><text:s text:c="2"/>collMod: "users",</text:span></text:p>
      <text:p text:style-name="Preformatted_20_Text"><text:span text:style-name="Source_20_Text"><text:s text:c="2"/>validator: {</text:span></text:p>
      <text:p text:style-name="Preformatted_20_Text"><text:span text:style-name="Source_20_Text"><text:s text:c="4"/>$jsonSchema: {</text:span></text:p>
      <text:p text:style-name="Preformatted_20_Text"><text:span text:style-name="Source_20_Text"><text:s text:c="6"/>bsonType: "object",</text:span></text:p>
      <text:p text:style-name="Preformatted_20_Text"><text:span text:style-name="Source_20_Text"><text:s text:c="6"/>required: ["email"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)</text:span>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7:08:34.268635922</meta:creation-date>
    <dc:date>2025-05-09T07:13:56.941755503</dc:date>
    <meta:editing-duration>PT5M22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3" meta:paragraph-count="70" meta:word-count="295" meta:character-count="2097" meta:non-whitespace-character-count="1558"/>
  </office:meta>
</office:document-meta>
</file>